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text-properties officeooo:paragraph-rsid="0009b1d6"/>
    </style:style>
    <style:style style:name="P2" style:family="paragraph" style:parent-style-name="Contents_20_2">
      <style:text-properties officeooo:paragraph-rsid="0009b1d6"/>
    </style:style>
    <style:style style:name="P3" style:family="paragraph" style:parent-style-name="Heading_20_1">
      <style:text-properties officeooo:paragraph-rsid="0009b1d6"/>
    </style:style>
    <style:style style:name="P4" style:family="paragraph" style:parent-style-name="Heading_20_2">
      <style:text-properties officeooo:paragraph-rsid="0009b1d6"/>
    </style:style>
    <style:style style:name="P5" style:family="paragraph" style:parent-style-name="Heading_20_3">
      <style:text-properties officeooo:paragraph-rsid="0009b1d6"/>
    </style:style>
    <style:style style:name="P6" style:family="paragraph" style:parent-style-name="Standard">
      <style:text-properties officeooo:paragraph-rsid="0009b1d6"/>
    </style:style>
    <style:style style:name="P7" style:family="paragraph" style:parent-style-name="Subtitle">
      <style:text-properties officeooo:paragraph-rsid="0009b1d6"/>
    </style:style>
    <style:style style:name="P8" style:family="paragraph" style:parent-style-name="Contents_20_2">
      <style:text-properties style:text-line-through-style="solid" style:text-line-through-type="single" officeooo:paragraph-rsid="0009b1d6"/>
    </style:style>
    <style:style style:name="P9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09b1d6"/>
    </style:style>
    <style:style style:name="P10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09b1d6"/>
    </style:style>
    <style:style style:name="P11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09b1d6"/>
    </style:style>
    <style:style style:name="P12" style:family="paragraph" style:parent-style-name="Heading_20_2">
      <style:text-properties fo:font-size="12pt" officeooo:paragraph-rsid="0009b1d6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09b1d6" style:font-size-asian="16pt"/>
    </style:style>
    <style:style style:name="P14" style:family="paragraph" style:parent-style-name="Standard">
      <style:paragraph-properties fo:break-before="page"/>
      <style:text-properties fo:font-size="16pt" fo:font-weight="bold" officeooo:paragraph-rsid="0009b1d6" style:font-size-asian="16pt" style:font-weight-asian="bold"/>
    </style:style>
    <style:style style:name="P15" style:family="paragraph" style:parent-style-name="Standard">
      <style:text-properties fo:font-size="16pt" fo:font-weight="bold" officeooo:paragraph-rsid="0009b1d6" style:font-size-asian="16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24pt" officeooo:rsid="00215883" officeooo:paragraph-rsid="0009b1d6" style:font-size-asian="24pt"/>
    </style:style>
    <style:style style:name="P17" style:family="paragraph" style:parent-style-name="Standard">
      <style:paragraph-properties fo:text-align="center" style:justify-single-word="false"/>
      <style:text-properties fo:font-size="24pt" officeooo:rsid="001ac5d6" officeooo:paragraph-rsid="0009b1d6" style:font-size-asian="24pt" style:language-complex="ar" style:country-complex="LY"/>
    </style:style>
    <style:style style:name="P18" style:family="paragraph" style:parent-style-name="Standard">
      <style:paragraph-properties fo:text-align="center" style:justify-single-word="false"/>
      <style:text-properties fo:font-size="24pt" officeooo:rsid="0001bef8" officeooo:paragraph-rsid="0009b1d6" style:font-size-asian="24pt"/>
    </style:style>
    <style:style style:name="P19" style:family="paragraph" style:parent-style-name="Standard">
      <style:paragraph-properties fo:text-align="center" style:justify-single-word="false"/>
      <style:text-properties fo:font-size="24pt" officeooo:paragraph-rsid="0009b1d6" style:font-size-asian="24pt"/>
    </style:style>
    <style:style style:name="P20" style:family="paragraph" style:parent-style-name="Standard">
      <style:paragraph-properties fo:text-align="center" style:justify-single-word="false"/>
      <style:text-properties officeooo:paragraph-rsid="0009b1d6"/>
    </style:style>
    <style:style style:name="P21" style:family="paragraph" style:parent-style-name="Standard">
      <style:text-properties fo:font-style="italic" officeooo:paragraph-rsid="0009b1d6" style:font-style-asian="italic" style:font-style-complex="italic"/>
    </style:style>
    <style:style style:name="P22" style:family="paragraph" style:parent-style-name="Title" style:master-page-name="First_20_Page">
      <style:paragraph-properties style:page-number="1"/>
      <style:text-properties officeooo:paragraph-rsid="0009b1d6"/>
    </style:style>
    <style:style style:name="P23" style:family="paragraph" style:parent-style-name="Heading_20_2" style:list-style-name="L1">
      <style:text-properties officeooo:paragraph-rsid="0009b1d6"/>
    </style:style>
    <style:style style:name="P24" style:family="paragraph" style:parent-style-name="Heading_20_2" style:list-style-name="L2">
      <style:text-properties officeooo:paragraph-rsid="0009b1d6"/>
    </style:style>
    <style:style style:name="P25" style:family="paragraph" style:parent-style-name="Heading_20_2">
      <style:text-properties officeooo:paragraph-rsid="000b9116"/>
    </style:style>
    <style:style style:name="P26" style:family="paragraph" style:parent-style-name="Heading_20_4">
      <style:text-properties officeooo:paragraph-rsid="0009b1d6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fo:font-size="16pt" officeooo:paragraph-rsid="0009b1d6" style:font-size-asian="16pt"/>
    </style:style>
    <style:style style:name="P28" style:family="paragraph" style:parent-style-name="Standard" style:list-style-name="L3">
      <style:text-properties officeooo:paragraph-rsid="0009b1d6"/>
    </style:style>
    <style:style style:name="T1" style:family="text">
      <style:text-properties officeooo:rsid="00103294"/>
    </style:style>
    <style:style style:name="T2" style:family="text">
      <style:text-properties officeooo:rsid="000bee0e" style:language-complex="ar" style:country-complex="LY"/>
    </style:style>
    <style:style style:name="T3" style:family="text">
      <style:text-properties fo:font-size="24pt" officeooo:rsid="00103294" style:font-size-asian="24pt" style:language-complex="ar" style:country-complex="LY"/>
    </style:style>
    <style:style style:name="T4" style:family="text">
      <style:text-properties fo:font-size="24pt" officeooo:rsid="0001bef8" style:font-size-asian="24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0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13b8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language-complex="ar" style:country-complex="LY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9116" style:language-complex="ar" style:country-complex="LY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a9cb" style:language-complex="ar" style:country-complex="LY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3376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01c551" style:font-style-asian="normal" style:font-style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ca404" style:font-style-asian="normal" style:font-style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e3376" style:font-style-asian="normal" style:font-style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e9fb5" style:font-style-asian="normal" style:font-style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officeooo:rsid="0001c551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dd2e3" style:language-complex="ar" style:country-complex="LY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3376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weight-asian="bold" style:font-size-complex="12pt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 style:font-weight-asian="normal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tyle-asian="italic" style:font-style-complex="italic"/>
    </style:style>
    <style:style style:name="T66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68" style:family="text">
      <style:text-properties fo:font-variant="normal" fo:text-transform="none" fo:color="#111111" loext:opacity="100%" style:font-name="Liberation Serif" fo:font-size="12pt" fo:letter-spacing="normal" fo:font-style="normal" fo:font-weight="normal" style:language-complex="ar" style:country-complex="LY"/>
    </style:style>
    <style:style style:name="T69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0ca9cb" style:language-complex="ar" style:country-complex="LY"/>
    </style:style>
    <style:style style:name="T70" style:family="text">
      <style:text-properties officeooo:rsid="00129cc3"/>
    </style:style>
    <style:style style:name="T71" style:family="text">
      <style:text-properties fo:font-size="14pt" officeooo:rsid="00135547" style:font-size-asian="14pt" style:font-size-complex="14pt"/>
    </style:style>
    <style:style style:name="T72" style:family="text">
      <style:text-properties fo:font-size="14pt" officeooo:rsid="00167a45" style:font-size-asian="14pt" style:font-size-complex="14pt"/>
    </style:style>
    <style:style style:name="T73" style:family="text">
      <style:text-properties fo:font-size="14pt" officeooo:rsid="00197705" style:font-size-asian="14pt" style:font-size-complex="14pt"/>
    </style:style>
    <style:style style:name="T74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75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77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80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81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82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85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86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87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88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89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90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91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92" style:family="text">
      <style:text-properties fo:color="#000000" loext:opacity="100%" style:font-name="Liberation Serif"/>
    </style:style>
    <style:style style:name="T93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94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95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96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97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98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99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0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1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02" style:family="text">
      <style:text-properties fo:color="#000000" loext:opacity="100%" style:font-name="Liberation Serif" officeooo:rsid="00099dfc"/>
    </style:style>
    <style:style style:name="T103" style:family="text">
      <style:text-properties officeooo:rsid="00149a71"/>
    </style:style>
    <style:style style:name="T104" style:family="text">
      <style:text-properties officeooo:rsid="00135547"/>
    </style:style>
    <style:style style:name="T10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6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107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110" style:family="text">
      <style:text-properties officeooo:rsid="0015929b"/>
    </style:style>
    <style:style style:name="T111" style:family="text">
      <style:text-properties officeooo:rsid="00167a45"/>
    </style:style>
    <style:style style:name="T112" style:family="text">
      <style:text-properties officeooo:rsid="0017d152"/>
    </style:style>
    <style:style style:name="T113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114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style:font-style-asian="normal" style:language-complex="ar" style:country-complex="LY" style:font-style-complex="normal"/>
    </style:style>
    <style:style style:name="T118" style:family="text">
      <style:text-properties fo:font-style="normal" style:text-underline-style="none" officeooo:rsid="001dd2e3" style:font-style-asian="normal" style:language-complex="ar" style:country-complex="LY" style:font-style-complex="normal"/>
    </style:style>
    <style:style style:name="T119" style:family="text">
      <style:text-properties fo:font-style="normal" officeooo:rsid="0007c1d1" style:font-style-asian="normal" style:language-complex="ar" style:country-complex="LY" style:font-style-complex="normal"/>
    </style:style>
    <style:style style:name="T120" style:family="text">
      <style:text-properties fo:font-style="normal" officeooo:rsid="0021ec12" style:font-style-asian="normal" style:language-complex="ar" style:country-complex="LY" style:font-style-complex="normal"/>
    </style:style>
    <style:style style:name="T121" style:family="text">
      <style:text-properties fo:font-style="normal" officeooo:rsid="001fbe32" style:font-style-asian="normal" style:language-complex="ar" style:country-complex="LY" style:font-style-complex="normal"/>
    </style:style>
    <style:style style:name="T122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3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4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5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26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7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28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129" style:family="text">
      <style:text-properties fo:font-size="12pt" officeooo:rsid="0007c1d1" style:font-size-asian="12pt" style:font-size-complex="12pt"/>
    </style:style>
    <style:style style:name="T130" style:family="text">
      <style:text-properties fo:font-size="12pt" officeooo:rsid="0001c551" style:font-size-asian="12pt" style:font-size-complex="12pt"/>
    </style:style>
    <style:style style:name="T131" style:family="text">
      <style:text-properties fo:font-size="12pt" officeooo:rsid="00020de2" style:font-size-asian="12pt" style:font-size-complex="12pt"/>
    </style:style>
    <style:style style:name="T132" style:family="text">
      <style:text-properties officeooo:rsid="0007c1d1"/>
    </style:style>
    <style:style style:name="T133" style:family="text">
      <style:text-properties officeooo:rsid="0001c551"/>
    </style:style>
    <style:style style:name="T134" style:family="text">
      <style:text-properties officeooo:rsid="00099dfc"/>
    </style:style>
    <style:style style:name="T13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abbeshly Station</text:p>
      <text:p text:style-name="P13"/>
      <text:p text:style-name="P13"/>
      <text:p text:style-name="P7">Software Requirements Specification</text:p>
      <text:p text:style-name="P13"/>
      <text:p text:style-name="P16"><text:span text:style-name="T1">V</text:span><text:span text:style-name="T2">1.0</text:span></text:p>
      <text:p text:style-name="P17"/>
      <text:p text:style-name="P13"/>
      <text:p text:style-name="P20"><text:span text:style-name="T3">1</text:span><text:span text:style-name="T4">/</text:span><text:span text:style-name="T3">Mars</text:span><text:span text:style-name="T4">/2024</text:span></text:p>
      <text:p text:style-name="P13"/>
      <text:p text:style-name="P13"/>
      <text:p text:style-name="P13"/>
      <text:p text:style-name="P18">Sanad AlArousi</text:p>
      <text:p text:style-name="P19">Lead Software Enginee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epared for</text:p>
      <text:p text:style-name="P13">ITSE311—Software Requirements Analysis</text:p>
      <text:p text:style-name="P13">Lecturer: Fatima Ben Lashihar</text:p>
      <text:p text:style-name="P13">Fall 2023</text:p>
      <text:p text:style-name="P27"/>
      <text:p text:style-name="P20"/>
      <text:p text:style-name="P11"/>
      <text:p text:style-name="P1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/>
          <text:p text:style-name="P1">1. Introduction<text:tab/>1</text:p>
          <text:p text:style-name="P8">1.1 Purpose<text:tab/>1</text:p>
          <text:p text:style-name="P8">1.2 Scope<text:tab/>1</text:p>
          <text:p text:style-name="P2">1.3 Definitions, Acronyms, and Abbreviations<text:tab/>1</text:p>
          <text:p text:style-name="P2">1.4 References<text:tab/>1</text:p>
          <text:p text:style-name="P2">1.5 Overview<text:tab/>1</text:p>
          <text:p text:style-name="P1">2. General Description<text:tab/>2</text:p>
          <text:p text:style-name="P2">2.1 Product Perspective<text:tab/>2</text:p>
          <text:p text:style-name="P2">2.2 Product Functions<text:tab/>2</text:p>
          <text:p text:style-name="P2">2.3 User Characteristics<text:tab/>2</text:p>
          <text:p text:style-name="P2">2.4 General Constraints<text:tab/>2</text:p>
          <text:p text:style-name="P2">2.5 Assumptions and Dependencies<text:tab/>2</text:p>
          <text:p text:style-name="P1">3. Specific Requirements<text:tab/>2</text:p>
          <text:p text:style-name="P2">3.1 External Interface Requirements<text:tab/>3</text:p>
          <text:p text:style-name="P10">3.1.1 User Interfaces<text:tab/>3</text:p>
          <text:p text:style-name="P10">3.1.2 Hardware Interfaces<text:tab/>3</text:p>
          <text:p text:style-name="P10">3.1.3 Software Interfaces<text:tab/>3</text:p>
          <text:p text:style-name="P10">3.1.4 Communications Interfaces<text:tab/>3</text:p>
          <text:p text:style-name="P2">3.2 Functional Requirements<text:tab/>3</text:p>
          <text:p text:style-name="P10">3.2.1 &lt;Functional Requirement or Feature #1&gt;<text:tab/>3</text:p>
          <text:p text:style-name="P10">3.2.2 &lt;Functional Requirement or Feature #2&gt;<text:tab/>3</text:p>
          <text:p text:style-name="P2">3.3 Use Cases<text:tab/>3</text:p>
          <text:p text:style-name="P10">3.3.1 Use Case #1<text:tab/>3</text:p>
          <text:p text:style-name="P10">3.3.2 Use Case #2<text:tab/>3</text:p>
          <text:p text:style-name="P2">3.4<text:span text:style-name="T5"> Classes / Objects<text:tab/></text:span>3</text:p>
          <text:p text:style-name="P9">3.4.1 &lt;Class / Object #1&gt;<text:tab/>3</text:p>
          <text:p text:style-name="P9">3.4.2 &lt;Class / Object #2&gt;<text:tab/>3</text:p>
          <text:p text:style-name="P2">3.5 Non-Functional Requirements<text:tab/>4</text:p>
          <text:p text:style-name="P10">3.5.1 Performance<text:tab/>4</text:p>
          <text:p text:style-name="P10">3.5.2 Reliability<text:tab/>4</text:p>
          <text:p text:style-name="P10">3.5.3 Availability<text:tab/>4</text:p>
          <text:p text:style-name="P10">3.5.4 Security<text:tab/>4</text:p>
          <text:p text:style-name="P10">3.5.5 Maintainability<text:tab/>4</text:p>
          <text:p text:style-name="P10">3.5.6 Portability<text:tab/>4</text:p>
          <text:p text:style-name="P2"><text:span text:style-name="T5">3.6 Inverse Requirements<text:tab/></text:span>4</text:p>
          <text:p text:style-name="P8">3.7 Design Constraints<text:tab/>4</text:p>
          <text:p text:style-name="P8">3.8 Logical Database Requirements<text:tab/>4</text:p>
          <text:p text:style-name="P8">3.9 Other Requirements<text:tab/>4</text:p>
          <text:p text:style-name="P1">4. Analysis Models<text:tab/>4</text:p>
          <text:p text:style-name="P8">4.1 Sequence Diagrams<text:tab/>5</text:p>
          <text:p text:style-name="P8">4.3 Data Flow Diagrams (DFD)<text:tab/>5</text:p>
          <text:p text:style-name="P8">4.2 State-Transition Diagrams (STD)<text:tab/>5</text:p>
          <text:p text:style-name="P1">5. Change Management Process<text:tab/>5</text:p>
          <text:p text:style-name="P1">A. Appendices<text:tab/>5</text:p>
          <text:p text:style-name="P8">A.1 Appendix 1<text:tab/>5</text:p>
          <text:p text:style-name="P8">A.2 Appendix 2<text:tab/>5</text:p>
        </text:index-body>
      </text:table-of-content>
      <text:p text:style-name="P6"/>
      <text:p text:style-name="P21"/>
      <text:p text:style-name="P6"><text:bookmark text:name="_Toc506459139"/><text:bookmark text:name="_Toc506458773"/><text:soft-page-break/><text:span text:style-name="T6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6"/>
      <text:h text:style-name="P3" text:outline-level="1"><text:toc-mark-start text:id="IMark3096038055416" text:outline-level="1"/><text:toc-mark-start text:id="IMark3096038055512" text:outline-level="1"/>Products/<text:span text:style-name="T70">Scope</text:span>:<text:toc-mark-end text:id="IMark3096038055512"/><text:toc-mark-end text:id="IMark3096038055416"/></text:h>
      <text:h text:style-name="P4" text:outline-level="2"><text:span text:style-name="T71"><text:tab/>1.1 <text:s text:c="2"/></text:span><text:toc-mark-start text:id="IMark3096038056376" text:outline-level="1"/><text:toc-mark-start text:id="IMark3096038055224" text:outline-level="2"/><text:span text:style-name="Strong_20_Emphasis"><text:span text:style-name="T7">Car Station</text:span></text:span><text:toc-mark-end text:id="IMark3096038055224"/><text:toc-mark-end text:id="IMark3096038056376"/><text:span text:style-name="Strong_20_Emphasis"><text:span text:style-name="T7">:</text:span></text:span><text:span text:style-name="T10"> </text:span><text:span text:style-name="T12">A platform for users to manage their car information and share their <text:tab/><text:tab/> <text:s text:c="5"/>passion for cars. This includes:</text:span><text:span text:style-name="T93"> </text:span></text:h>
      <text:h text:style-name="P5" text:outline-level="3"><text:span text:style-name="T103"><text:tab/><text:tab/><text:tab/>1</text:span><text:span text:style-name="T104">.1.1 <text:s text:c="3"/></text:span><text:toc-mark-start text:id="IMark3096038054168" text:outline-level="3"/><text:span text:style-name="T106">Car Profile</text:span><text:toc-mark-end text:id="IMark3096038054168"/><text:span text:style-name="T106">:</text:span><text:span text:style-name="T104"> </text:span><text:span text:style-name="T11">Store car details and receive personalized maintenance <text:tab/><text:tab/><text:tab/><text:tab/><text:tab/>reminders.</text:span><text:span text:style-name="T92"> </text:span></text:h>
      <text:h text:style-name="P5" text:outline-level="3"><text:span text:style-name="T104"><text:tab/><text:tab/><text:tab/>1.1.2 <text:s text:c="3"/></text:span><text:span text:style-name="T66">Suggestions and tips:</text:span><text:span text:style-name="T67"> for the &lt;owners&gt; car to help preserve the cars <text:tab/><text:tab/><text:tab/><text:tab/><text:tab/>value condition, such as: ‘Regular Maintenance reminders’</text:span><text:span text:style-name="T104">.</text:span></text:h>
      <text:h text:style-name="P5" text:outline-level="3"><text:span text:style-name="T104"><text:tab/><text:tab/><text:tab/>1.1.3 <text:s text:c="3"/></text:span><text:span text:style-name="T106">Car-Station Feed:</text:span><text:span text:style-name="T104"> </text:span><text:span text:style-name="T11">Share and discuss car-related news and experiences</text:span><text:span text:style-name="T92"> </text:span></text:h>
      <text:p text:style-name="P6"/>
      <text:h text:style-name="P4" text:outline-level="2"><text:span text:style-name="T71"><text:tab/>1.2 <text:s/></text:span><text:span text:style-name="T74">Shop Station:</text:span><text:span text:style-name="T104"> </text:span><text:span text:style-name="T11">A point-of-sale (POS) system for shops to manage their business <text:tab/><text:tab/><text:tab/><text:tab/><text:tab/><text:tab/>operations, including:</text:span><text:span text:style-name="T92"> </text:span></text:h>
      <text:h text:style-name="P5" text:outline-level="3"><text:span text:style-name="T103"><text:tab/><text:tab/><text:tab/>1.2.1 <text:s text:c="4"/></text:span><text:span text:style-name="T107">Shop Profile:</text:span><text:span text:style-name="T110"> </text:span><text:span text:style-name="T11">Increase online presence and sales through an online store.</text:span> </text:h>
      <text:h text:style-name="P5" text:outline-level="3"><text:span text:style-name="T110"><text:tab/><text:tab/><text:tab/>1.2.2 <text:s text:c="2"/></text:span><text:span text:style-name="T103"><text:s text:c="2"/></text:span><text:span text:style-name="T107">A.I-driven Assistant:</text:span><text:span text:style-name="T110"> </text:span><text:span text:style-name="T11">Optimize sales, purchases, and inventory through <text:tab/><text:tab/><text:tab/><text:tab/><text:tab/><text:tab/>data-driven insights.</text:span><text:span text:style-name="T92"> </text:span></text:h>
      <text:h text:style-name="P5" text:outline-level="3"><text:span text:style-name="T110"><text:tab/><text:tab/><text:tab/>1.2.3 <text:s text:c="4"/></text:span><text:span text:style-name="T107">Online/</text:span><text:span text:style-name="T108">On-site</text:span><text:span text:style-name="T107"> Management tools:</text:span><text:span text:style-name="T110"> </text:span><text:span text:style-name="T11">Manage sales data, employee </text:span><text:span text:style-name="T28"><text:tab/><text:tab/><text:tab/><text:tab/><text:tab/><text:tab/></text:span><text:span text:style-name="T11">accounts, inventory, sales performance, and more.</text:span><text:span text:style-name="T92"> </text:span></text:h>
      <text:h text:style-name="P4" text:outline-level="2"><text:span text:style-name="T72"><text:tab/>1.3 <text:s/></text:span><text:span text:style-name="T75">Workshop Station:</text:span><text:span text:style-name="T111"> </text:span><text:span text:style-name="T11">An ERP and POS system to manage workshop workflow, <text:tab/><text:tab/><text:tab/> <text:s text:c="3"/><text:tab/><text:tab/><text:tab/> including:</text:span><text:span text:style-name="T92"> </text:span></text:h>
      <text:h text:style-name="P5" text:outline-level="3"><text:span text:style-name="T111"><text:tab/><text:tab/><text:tab/>1.3.1 <text:s text:c="3"/></text:span><text:span text:style-name="T108">Works</text:span><text:span text:style-name="T107">hop Profile:</text:span><text:span text:style-name="T110"> </text:span><text:span text:style-name="T11">Showcase workshop expertise and work history to <text:tab/><text:tab/><text:tab/><text:tab/><text:tab/><text:tab/>attract customers.</text:span><text:span text:style-name="T92"> </text:span></text:h>
      <text:h text:style-name="P5" text:outline-level="3"><text:span text:style-name="T111"><text:tab/><text:tab/><text:tab/>1.3.2 <text:s text:c="4"/></text:span><text:span text:style-name="T107">A.I-driven Assistant:</text:span><text:span text:style-name="T110"> </text:span><text:span text:style-name="T11">Improve decision-making for parts per-ordering, <text:tab/><text:tab/><text:tab/><text:tab/><text:tab/><text:tab/>avoiding unsuitable repairs, and increasing <text:tab/><text:tab/><text:tab/><text:tab/><text:tab/><text:tab/><text:tab/><text:tab/><text:tab/>profitability.</text:span><text:span text:style-name="T92"> </text:span></text:h>
      <text:h text:style-name="P5" text:outline-level="3"><text:span text:style-name="T112"><text:tab/><text:tab/><text:tab/>1.3.3 <text:s text:c="4"/></text:span><text:span text:style-name="T109">Online/On-site Management tools:</text:span><text:span text:style-name="T112"> </text:span><text:span text:style-name="T11">Streamline workflow by managing <text:tab/><text:tab/><text:tab/><text:tab/><text:tab/><text:tab/>repairs, providing customer estimates, tracking employee <text:tab/><text:tab/><text:tab/><text:tab/><text:tab/><text:tab/><text:tab/>performance, and more.</text:span><text:span text:style-name="T92"> </text:span></text:h>
      <text:h text:style-name="P4" text:outline-level="2"><text:span text:style-name="T73">1.4 <text:s/></text:span><text:span text:style-name="T76">Marketplace</text:span><text:span text:style-name="T77">:</text:span><text:span text:style-name="T113"> </text:span><text:span text:style-name="T30">A customization feed showcasing cars, workshops, scrapyards, and <text:tab/><text:tab/><text:tab/><text:tab/><text:tab/>advertisements, allowing users to buy, sell, and promote products and services.</text:span><text:span text:style-name="T94"> </text:span></text:h>
      <text:p text:style-name="P6"/>
      <text:p text:style-name="P6"/>
      <text:h text:style-name="P4" text:outline-level="2"><text:soft-page-break/><text:span text:style-name="T82">1.5 <text:s/></text:span><text:span text:style-name="T77">Service Station:</text:span><text:span text:style-name="T114"> </text:span><text:span text:style-name="T31">The central hub connecting all services, allowing:</text:span><text:span text:style-name="T95"> </text:span></text:h>
      <text:h text:style-name="P5" text:outline-level="3"><text:span text:style-name="T115"><text:tab/><text:tab/>1.5.1 <text:s text:c="3"/></text:span><text:span text:style-name="Strong_20_Emphasis"><text:span text:style-name="T45">Car owners:</text:span></text:span><text:span text:style-name="Strong_20_Emphasis"><text:span text:style-name="T40"> </text:span></text:span><text:span text:style-name="T31">Find nearby workshops based on specialization, previous work, <text:tab/><text:tab/><text:tab/><text:tab/><text:tab/><text:tab/> or similar repairs.</text:span></text:h>
      <text:h text:style-name="P5" text:outline-level="3"><text:span text:style-name="T115"><text:tab/><text:tab/>1.5.2 <text:s text:c="3"/></text:span><text:span text:style-name="Strong_20_Emphasis"><text:span text:style-name="T46">Businesses</text:span></text:span><text:span text:style-name="Strong_20_Emphasis"><text:span text:style-name="T41">: </text:span></text:span><text:span text:style-name="T32">Connect workshops with nearby shops and scrapyards for parts <text:tab/><text:tab/><text:tab/><text:tab/><text:tab/><text:tab/>procurement.</text:span></text:h>
      <text:h text:style-name="P5" text:outline-level="3"><text:span text:style-name="Strong_20_Emphasis"><text:span text:style-name="T32"><text:tab/><text:tab/></text:span></text:span><text:span text:style-name="Strong_20_Emphasis"><text:span text:style-name="T33">1.</text:span></text:span><text:span text:style-name="Strong_20_Emphasis"><text:span text:style-name="T34">5</text:span></text:span><text:span text:style-name="Strong_20_Emphasis"><text:span text:style-name="T33">.</text:span></text:span><text:span text:style-name="Strong_20_Emphasis"><text:span text:style-name="T34">3</text:span></text:span><text:span text:style-name="Strong_20_Emphasis"><text:span text:style-name="T42"> </text:span></text:span><text:span text:style-name="Strong_20_Emphasis"><text:span text:style-name="T46">Web scrap</text:span></text:span><text:span text:style-name="Strong_20_Emphasis"><text:span text:style-name="T47">ping</text:span></text:span><text:span text:style-name="Strong_20_Emphasis"><text:span text:style-name="T41">: </text:span></text:span><text:span text:style-name="T32">Gather data on similar items from external platforms like <text:tab/><text:tab/><text:tab/><text:tab/><text:tab/><text:tab/><text:tab/>Facebook and eBay.</text:span></text:h>
      <text:p text:style-name="P6"/>
      <text:p text:style-name="P6"/>
      <text:h text:style-name="P4" text:outline-level="2"><text:span text:style-name="T83">1.6 <text:s/></text:span><text:span text:style-name="T78">Data Station:</text:span><text:span text:style-name="T116"> <text:s/></text:span><text:span text:style-name="T29">A central data repository for managing:</text:span></text:h>
      <text:h text:style-name="P5" text:outline-level="3"><text:span text:style-name="Strong_20_Emphasis"><text:span text:style-name="T44"><text:tab/>1.</text:span></text:span><text:span text:style-name="Strong_20_Emphasis"><text:span text:style-name="T33">6.1 </text:span></text:span><text:span text:style-name="Strong_20_Emphasis"><text:span text:style-name="T48">Basic data</text:span></text:span><text:span text:style-name="Strong_20_Emphasis"><text:span text:style-name="T43">: </text:span></text:span><text:span text:style-name="T35">Manage business, car, and customer data.</text:span></text:h>
      <text:h text:style-name="P26" text:outline-level="4"><text:span text:style-name="Strong_20_Emphasis"><text:span text:style-name="T35"><text:tab/><text:tab/><text:tab/><text:tab/></text:span></text:span><text:span text:style-name="Strong_20_Emphasis"><text:span text:style-name="T49">1.6.2 </text:span></text:span><text:span text:style-name="Strong_20_Emphasis"><text:span text:style-name="T50">AI data: </text:span></text:span><text:span text:style-name="T11">Gain insights through AI analysis.</text:span></text:h>
      <text:h text:style-name="P26" text:outline-level="4"><text:span text:style-name="Strong_20_Emphasis"><text:span text:style-name="T51"><text:tab/><text:tab/><text:tab/><text:tab/></text:span></text:span><text:span text:style-name="Strong_20_Emphasis"><text:span text:style-name="T52">1.6.3 </text:span></text:span><text:span text:style-name="Strong_20_Emphasis"><text:span text:style-name="T50">Statistical data: </text:span></text:span><text:span text:style-name="T11">Analyze market trends and competitor behavior.</text:span></text:h>
      <text:h text:style-name="P26" text:outline-level="4"><text:span text:style-name="Strong_20_Emphasis"><text:span text:style-name="T52"><text:tab/><text:tab/><text:tab/><text:tab/>1.6.4 </text:span></text:span><text:span text:style-name="Strong_20_Emphasis"><text:span text:style-name="T50">Web scrap</text:span></text:span><text:span text:style-name="Strong_20_Emphasis"><text:span text:style-name="T53">ped data</text:span></text:span><text:span text:style-name="Strong_20_Emphasis"><text:span text:style-name="T50">: </text:span></text:span><text:span text:style-name="T11">Gather data on similar items from external <text:tab/><text:tab/><text:tab/><text:tab/><text:tab/><text:tab/>platforms like Facebook and eBay.</text:span></text:h>
      <text:h text:style-name="P26" text:outline-level="4"><text:span text:style-name="Strong_20_Emphasis"><text:span text:style-name="T52"><text:tab/><text:tab/><text:tab/><text:tab/>1.6.5 </text:span></text:span><text:span text:style-name="Strong_20_Emphasis"><text:span text:style-name="T50">Government access: </text:span></text:span><text:span text:style-name="T11">Provide authorized entities with data access <text:tab/><text:tab/><text:tab/><text:tab/><text:tab/><text:tab/>for regulatory purposes.</text:span></text:h>
      <text:p text:style-name="P6"/>
      <text:h text:style-name="P3" text:outline-level="1"><text:span text:style-name="T119">1.</text:span><text:span text:style-name="T120">2. </text:span><text:span text:style-name="T121">Audience segments:</text:span></text:h>
      <text:p text:style-name="P6"><text:span text:style-name="T84">1.</text:span><text:span text:style-name="T85">2.</text:span><text:span text:style-name="T86">1. <text:s/></text:span><text:span text:style-name="T79">Owners:</text:span><text:span text:style-name="T122"> </text:span><text:span text:style-name="T37">Car, shop, workshop, and scrapyard owners.</text:span></text:p>
      <text:p text:style-name="P6"><text:span text:style-name="T84">1.</text:span><text:span text:style-name="T85">2.</text:span><text:span text:style-name="T86">2. <text:s/></text:span><text:span text:style-name="T80">Workers:</text:span><text:span text:style-name="T87"> <text:s/></text:span><text:span text:style-name="T38">Mechanics and other workers in shops, workshops, and scrapyards.</text:span><text:span text:style-name="T96"> </text:span></text:p>
      <text:p text:style-name="P6"><text:span text:style-name="T84">1.</text:span><text:span text:style-name="T85">2.</text:span><text:span text:style-name="T87">3</text:span><text:span text:style-name="T86">. <text:s/></text:span><text:span text:style-name="T79">Businesses:</text:span><text:span text:style-name="T86"> </text:span><text:span text:style-name="T39">Shops, workshops, and government entities.</text:span><text:span text:style-name="T97"> </text:span></text:p>
      <text:p text:style-name="P6"><text:span text:style-name="T84">1.</text:span><text:span text:style-name="T85">2.</text:span><text:span text:style-name="T87">4</text:span><text:span text:style-name="T88">. <text:s/></text:span><text:span text:style-name="T81">Others:</text:span><text:span text:style-name="T123"> </text:span><text:span text:style-name="T36">Individuals passionate about cars.</text:span><text:span text:style-name="T101"> </text:span></text:p>
      <text:p text:style-name="P6"><text:span text:style-name="T84">1.</text:span><text:span text:style-name="T85">2.</text:span><text:span text:style-name="T87">5</text:span><text:span text:style-name="T124">. <text:s/></text:span><text:span text:style-name="T128">B2B Solution seekers:</text:span><text:span text:style-name="T123"> </text:span><text:span text:style-name="T36">Businesses looking for solutions to optimize their operations.</text:span></text:p>
      <text:p text:style-name="P6"/>
      <text:h text:style-name="P3" text:outline-level="1"><text:soft-page-break/><text:span text:style-name="T118">1.3 N</text:span><text:span text:style-name="T117">ot Station-like:</text:span></text:h>
      <text:h text:style-name="P4" text:outline-level="2"><text:span text:style-name="T132">1.</text:span><text:span text:style-name="T70">3.</text:span>1.<text:tab/><text:span text:style-name="T105">Not station-like functionalities:</text:span></text:h>
      <text:h text:style-name="P5" text:outline-level="3"><text:tab/><text:span text:style-name="T129">1.</text:span><text:span text:style-name="T130">3.1.1</text:span><text:span text:style-name="T133"> </text:span><text:span text:style-name="T130">Transfer of ownership and vehicle registration</text:span></text:h>
      <text:h text:style-name="P5" text:outline-level="3"><text:span text:style-name="T130"><text:tab/></text:span><text:span text:style-name="T129">1.</text:span><text:span text:style-name="T130">3.1.2 <text:s/>The system won’t handle car-related loans</text:span></text:h>
      <text:h text:style-name="P5" text:outline-level="3"><text:span text:style-name="T130"><text:tab/></text:span><text:span text:style-name="T129">1.</text:span><text:span text:style-name="T131">3.1.3 The system won’t provide car insurance</text:span></text:h>
      <text:h text:style-name="P5" text:outline-level="3"><text:span text:style-name="T126"><text:tab/></text:span><text:span text:style-name="T127">1.</text:span><text:span text:style-name="T126">3.1.4 </text:span><text:span text:style-name="Strong_20_Emphasis"><text:span text:style-name="T13">Social media features beyond the car-centric feed:</text:span></text:span><text:span text:style-name="Strong_20_Emphasis"><text:span text:style-name="T55"> </text:span></text:span><text:span text:style-name="T15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h>
      <text:h text:style-name="P5" text:outline-level="3"><text:span text:style-name="T126"><text:tab/></text:span><text:span text:style-name="T127">1.</text:span><text:span text:style-name="T126">3.1.5 </text:span><text:span text:style-name="Strong_20_Emphasis"><text:span text:style-name="T13">Car delivery or repair services:</text:span></text:span><text:span text:style-name="Strong_20_Emphasis"><text:span text:style-name="T55"> </text:span></text:span><text:span text:style-name="T15">The system would connect users with <text:tab/><text:tab/><text:tab/><text:tab/><text:tab/><text:tab/><text:tab/>workshops, but wouldn't offer car delivery, towing, or on-site repair <text:tab/><text:tab/><text:tab/><text:tab/><text:tab/><text:tab/>services.</text:span></text:h>
      <text:p text:style-name="P6"/>
      <text:h text:style-name="P4" text:outline-level="2"><text:span text:style-name="T132">1.</text:span><text:span text:style-name="T70">3.</text:span>2. <text:span text:style-name="T105">Not station-like entities:</text:span></text:h>
      <text:h text:style-name="P5" text:outline-level="3"><text:span text:style-name="T89"><text:tab/></text:span><text:span text:style-name="T127">1</text:span><text:span text:style-name="T90">.</text:span><text:span text:style-name="T125">3.2.1 </text:span><text:span text:style-name="Strong_20_Emphasis"><text:span text:style-name="T56">Non-car-related businesses:</text:span></text:span><text:span text:style-name="Strong_20_Emphasis"><text:span text:style-name="T57"> </text:span></text:span><text:span text:style-name="T16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h>
      <text:h text:style-name="P5" text:outline-level="3"><text:span text:style-name="T16"><text:tab/></text:span><text:span text:style-name="T17">1.</text:span><text:span text:style-name="T16">3.2.2 </text:span><text:span text:style-name="Strong_20_Emphasis"><text:span text:style-name="T57">Private individuals selling personal items: </text:span></text:span><text:span text:style-name="T16">While individuals can sell car-<text:tab/><text:tab/><text:tab/><text:tab/><text:tab/><text:tab/>related products in the marketplace, selling non-car-related personal items <text:tab/><text:tab/><text:tab/><text:tab/><text:tab/>wouldn't be supported.</text:span></text:h>
      <text:h text:style-name="P5" text:outline-level="3"><text:span text:style-name="T16"><text:tab/></text:span><text:span text:style-name="T17">1.</text:span><text:span text:style-name="T16">3.2.3 </text:span><text:span text:style-name="Strong_20_Emphasis"><text:span text:style-name="T57">Non-Libyan entities: </text:span></text:span><text:span text:style-name="T16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h>
      <text:p text:style-name="P6"/>
      <text:h text:style-name="P4" text:outline-level="2"><text:span text:style-name="T132">1.</text:span><text:span text:style-name="T70">3.</text:span>3. <text:span text:style-name="T105">Not station-like audience:</text:span></text:h>
      <text:h text:style-name="P5" text:outline-level="3"><text:span text:style-name="T89"><text:tab/></text:span><text:span text:style-name="T90">1.</text:span><text:span text:style-name="T126">3.3.1</text:span><text:span text:style-name="T91"> </text:span><text:span text:style-name="Strong_20_Emphasis"><text:span text:style-name="T54">Individuals under 18: </text:span></text:span><text:span text:style-name="T14">The system requires users to be legal adults to register <text:tab/><text:tab/><text:tab/><text:tab/><text:tab/>and utilize its services.</text:span></text:h>
      <text:h text:style-name="P5" text:outline-level="3"><text:span text:style-name="T98"><text:tab/></text:span><text:span text:style-name="T99">1.</text:span><text:span text:style-name="T100">3.3.2 </text:span><text:span text:style-name="Strong_20_Emphasis"><text:span text:style-name="T50">Individuals without an internet connection or compatible device: </text:span></text:span><text:span text:style-name="T11">The <text:tab/><text:tab/><text:tab/><text:tab/><text:tab/><text:tab/>system relies on internet access and mobile devices, so individuals without <text:tab/><text:tab/><text:tab/><text:tab/><text:tab/>these wouldn't be part of the target audience.</text:span></text:h>
      <text:h text:style-name="P5" text:outline-level="3"><text:span text:style-name="T11"><text:tab/></text:span><text:span text:style-name="T18">1.</text:span><text:span text:style-name="T19">3.3.3 </text:span><text:span text:style-name="Strong_20_Emphasis"><text:span text:style-name="T58">Individuals not interested in cars: </text:span></text:span><text:span text:style-name="T19">The system focuses on the car industry, so <text:tab/><text:tab/><text:tab/><text:tab/><text:tab/>individuals with no interest in cars wouldn't be a primary target audience.</text:span></text:h>
      <text:p text:style-name="P6"/>
      <text:p text:style-name="P6"><text:tab/></text:p>
      <text:h text:style-name="P3" text:outline-level="1"><text:soft-page-break/>1.4 Overview</text:h>
      <text:list xml:id="list933953878" text:style-name="L1">
        <text:list-header>
          <text:h text:style-name="P23" text:outline-level="2"><text:span text:style-name="Strong_20_Emphasis"><text:span text:style-name="T21">1.4.1</text:span></text:span><text:span text:style-name="Strong_20_Emphasis"><text:span text:style-name="T59"> </text:span></text:span><text:span text:style-name="Strong_20_Emphasis"><text:span text:style-name="T50">Car Station: </text:span></text:span><text:span text:style-name="T11">A user-centric platform for managing car information, connecting <text:tab/>with other car enthusiasts, and receiving personalized maintenance reminders.</text:span></text:h>
        </text:list-header>
      </text:list>
      <text:list xml:id="list3775077354" text:style-name="L2">
        <text:list-header>
          <text:h text:style-name="P24" text:outline-level="2"><text:span text:style-name="Strong_20_Emphasis"><text:span text:style-name="T21">1.4.2</text:span></text:span><text:span text:style-name="Strong_20_Emphasis"><text:span text:style-name="T59"> </text:span></text:span><text:span text:style-name="Strong_20_Emphasis"><text:span text:style-name="T60">S</text:span></text:span><text:span text:style-name="Strong_20_Emphasis"><text:span text:style-name="T50">hop Station: </text:span></text:span><text:span text:style-name="T11">A point-of-sale (POS) system for shops to manage sales, inventory, <text:tab/>and online presence, boosting their reach and efficiency.</text:span></text:h>
          <text:h text:style-name="P24" text:outline-level="2"><text:span text:style-name="Strong_20_Emphasis"><text:span text:style-name="T21">1.4.3</text:span></text:span><text:span text:style-name="Strong_20_Emphasis"><text:span text:style-name="T59"> </text:span></text:span><text:span text:style-name="Strong_20_Emphasis"><text:span text:style-name="T50">Workshop Station: </text:span></text:span><text:span text:style-name="T11">An integrated ERP and POS system for workshops, enabling <text:tab/>efficient workflow management, improved customer service, and optimized parts <text:tab/>procurement.</text:span></text:h>
          <text:h text:style-name="P24" text:outline-level="2"><text:span text:style-name="Strong_20_Emphasis"><text:span text:style-name="T21">1.4.4</text:span></text:span><text:span text:style-name="Strong_20_Emphasis"><text:span text:style-name="T59"> </text:span></text:span><text:span text:style-name="Strong_20_Emphasis"><text:span text:style-name="T50">Marketplace: </text:span></text:span><text:span text:style-name="T11">A customizable feed showcasing cars, workshops, scrapyards, and <text:tab/>advertisements, facilitating buying and selling of car-related products and <text:tab/>services.</text:span></text:h>
          <text:h text:style-name="P24" text:outline-level="2"><text:span text:style-name="Strong_20_Emphasis"><text:span text:style-name="T21">1.4.5</text:span></text:span><text:span text:style-name="Strong_20_Emphasis"><text:span text:style-name="T59"> </text:span></text:span><text:span text:style-name="Strong_20_Emphasis"><text:span text:style-name="T60">S</text:span></text:span><text:span text:style-name="Strong_20_Emphasis"><text:span text:style-name="T50">ervice Station: </text:span></text:span><text:span text:style-name="T11">The central hub connecting all stations, empowering car owners <text:tab/>to find suitable workshops based on specialization, previous work, or similar <text:tab/>repairs, and enabling workshops to source parts efficiently.</text:span></text:h>
          <text:h text:style-name="P24" text:outline-level="2"><text:span text:style-name="Strong_20_Emphasis"><text:span text:style-name="T21">1.4.6</text:span></text:span><text:span text:style-name="Strong_20_Emphasis"><text:span text:style-name="T59"> </text:span></text:span><text:span text:style-name="Strong_20_Emphasis"><text:span text:style-name="T50">Data Station: </text:span></text:span><text:span text:style-name="T11">A central repository for storing and managing all system data, <text:tab/>providing insights through AI analysis, statistical data, and web scraping to <text:tab/>empower informed decision-makin</text:span><text:span text:style-name="T24">g.</text:span></text:h>
        </text:list-header>
      </text:list>
      <text:h text:style-name="P3" text:outline-level="1"><text:span text:style-name="T134">2.0 </text:span><text:bookmark-start text:name="_Toc506459143"/><text:bookmark-start text:name="_Toc506458777"/>General Description<text:bookmark-end text:name="_Toc506459143"/><text:bookmark-end text:name="_Toc506458777"/></text:h>
      <text:h text:style-name="P4" text:outline-level="2"><text:span text:style-name="T102"><text:tab/>2.0.1 </text:span><text:span text:style-name="Strong_20_Emphasis"><text:span text:style-name="T50">Market Conditions:</text:span></text:span></text:h>
      <text:h text:style-name="P5" text:outline-level="3"><text:span text:style-name="Strong_20_Emphasis"><text:span text:style-name="T61"><text:tab/><text:tab/><text:tab/></text:span></text:span><text:span text:style-name="Strong_20_Emphasis"><text:span text:style-name="T22">2.0.1.1</text:span></text:span><text:span text:style-name="Strong_20_Emphasis"><text:span text:style-name="T62"> </text:span></text:span><text:span text:style-name="Strong_20_Emphasis"><text:span text:style-name="T63">I</text:span></text:span><text:span text:style-name="Strong_20_Emphasis"><text:span text:style-name="T50">nternet Penetration: </text:span></text:span><text:span text:style-name="T11">Increasing internet access (reaching 70% of the <text:tab/><text:tab/><text:tab/><text:tab/><text:tab/><text:tab/>population in Libya) fosters the adoption of software solutions to <text:tab/><text:tab/><text:tab/><text:tab/><text:tab/><text:tab/>meet evolving needs.</text:span></text:h>
      <text:h text:style-name="P5" text:outline-level="3"><text:span text:style-name="Strong_20_Emphasis"><text:span text:style-name="T63"><text:tab/><text:tab/><text:tab/></text:span></text:span><text:span text:style-name="Strong_20_Emphasis"><text:span text:style-name="T22">2.0.1.2</text:span></text:span><text:span text:style-name="Strong_20_Emphasis"><text:span text:style-name="T62"> </text:span></text:span><text:span text:style-name="Strong_20_Emphasis"><text:span text:style-name="T63">B</text:span></text:span><text:span text:style-name="Strong_20_Emphasis"><text:span text:style-name="T50">usiness Landscape: </text:span></text:span><text:span text:style-name="T11">While many businesses use social media (e.g., <text:tab/><text:tab/><text:tab/><text:tab/><text:tab/><text:tab/>Facebook) and location services (e.g., Google Maps), they often <text:tab/><text:tab/><text:tab/><text:tab/><text:tab/><text:tab/>lack the tools to fully leverage the potential of the internet.</text:span></text:h>
      <text:h text:style-name="P4" text:outline-level="2"><text:span text:style-name="T102">2.0.2 </text:span><text:span text:style-name="Strong_20_Emphasis"><text:span text:style-name="T50">Technology Gap:</text:span></text:span></text:h>
      <text:h text:style-name="P5" text:outline-level="3"><text:span text:style-name="Strong_20_Emphasis"><text:span text:style-name="T63"><text:tab/><text:tab/></text:span></text:span><text:span text:style-name="Strong_20_Emphasis"><text:span text:style-name="T22">2.0.2.1</text:span></text:span><text:span text:style-name="Strong_20_Emphasis"><text:span text:style-name="T62"> </text:span></text:span><text:span text:style-name="Strong_20_Emphasis"><text:span text:style-name="T63">U</text:span></text:span><text:span text:style-name="Strong_20_Emphasis"><text:span text:style-name="T50">ninformed Customers: </text:span></text:span><text:span text:style-name="T11">Limited knowledge about technology makes finding <text:tab/><text:tab/><text:tab/><text:tab/>suitable software solutions challenging.</text:span></text:h>
      <text:h text:style-name="P5" text:outline-level="3"><text:span text:style-name="Strong_20_Emphasis"><text:span text:style-name="T62"><text:tab/><text:tab/></text:span></text:span><text:span text:style-name="Strong_20_Emphasis"><text:span text:style-name="T22">2.0.2.2</text:span></text:span><text:span text:style-name="Strong_20_Emphasis"><text:span text:style-name="T62"> </text:span></text:span><text:span text:style-name="Strong_20_Emphasis"><text:span text:style-name="T63">I</text:span></text:span><text:span text:style-name="Strong_20_Emphasis"><text:span text:style-name="T50">T Professional Opportunity: </text:span></text:span><text:span text:style-name="T11">This lack of awareness creates a market gap for <text:tab/><text:tab/><text:tab/><text:tab/>readily accessible and affordable software solutions, with the car industry being a <text:tab/><text:tab/><text:tab/>prime example.</text:span></text:h>
      <text:h text:style-name="P25" text:outline-level="2"><text:span text:style-name="Strong_20_Emphasis"><text:span text:style-name="T26"/></text:span></text:h>
      <text:h text:style-name="P25" text:outline-level="2"><text:soft-page-break/><text:span text:style-name="Strong_20_Emphasis"><text:span text:style-name="T25">2.0.3</text:span></text:span><text:span text:style-name="Strong_20_Emphasis"><text:span text:style-name="T62"> </text:span></text:span><text:span text:style-name="Strong_20_Emphasis"><text:span text:style-name="T50">Market Needs:</text:span></text:span></text:h>
      <text:h text:style-name="P5" text:outline-level="3"><text:span text:style-name="Strong_20_Emphasis"><text:span text:style-name="T63"><text:tab/><text:tab/></text:span></text:span><text:span text:style-name="Strong_20_Emphasis"><text:span text:style-name="T22">2.0.3.1</text:span></text:span><text:span text:style-name="Strong_20_Emphasis"><text:span text:style-name="T62"> </text:span></text:span><text:span text:style-name="Strong_20_Emphasis"><text:span text:style-name="T63">W</text:span></text:span><text:span text:style-name="Strong_20_Emphasis"><text:span text:style-name="T50">orkshop Management: </text:span></text:span><text:span text:style-name="T11">Existing solutions lack functionality for managing <text:tab/><text:tab/><text:tab/><text:tab/><text:tab/>customer car repairs, hindering efficient workflow and customer service.</text:span></text:h>
      <text:h text:style-name="P5" text:outline-level="3"><text:span text:style-name="Strong_20_Emphasis"><text:span text:style-name="T50"><text:tab/><text:tab/></text:span></text:span><text:span text:style-name="Strong_20_Emphasis"><text:span text:style-name="T22">2.0.3.2</text:span></text:span><text:span text:style-name="Strong_20_Emphasis"><text:span text:style-name="T62"> </text:span></text:span><text:span text:style-name="Strong_20_Emphasis"><text:span text:style-name="T50">Shop Management: </text:span></text:span><text:span text:style-name="T11">Current practices, such as relying on social media for sales <text:tab/><text:tab/><text:tab/><text:tab/><text:tab/>and marketing, are not sustainable for long-term growth.</text:span></text:h>
      <text:h text:style-name="P12" text:outline-level="2"><text:span text:style-name="T134">2.0.4 </text:span><text:span text:style-name="T135">Manual processes</text:span> and <text:span text:style-name="T135">limited technology usage</text:span> create several challenges:</text:h>
      <text:h text:style-name="P5" text:outline-level="3"><text:span text:style-name="Strong_20_Emphasis"><text:span text:style-name="T50"><text:tab/><text:tab/></text:span></text:span><text:span text:style-name="Strong_20_Emphasis"><text:span text:style-name="T22">2.0.4.1</text:span></text:span><text:span text:style-name="Strong_20_Emphasis"><text:span text:style-name="T62"> </text:span></text:span><text:span text:style-name="Strong_20_Emphasis"><text:span text:style-name="T20">Inefficient workshop operations Limited sales and marketing reach for shops <text:tab/><text:tab/><text:tab/><text:tab/></text:span></text:span><text:span text:style-name="Strong_20_Emphasis"><text:span text:style-name="T21">have both lead to </text:span></text:span><text:span text:style-name="Strong_20_Emphasis"><text:span text:style-name="T23">intangible</text:span></text:span><text:span text:style-name="Strong_20_Emphasis"><text:span text:style-name="T21"> losses in sales and customer base</text:span></text:span></text:h>
      <text:h text:style-name="P5" text:outline-level="3"><text:span text:style-name="Strong_20_Emphasis"><text:span text:style-name="T20"><text:tab/><text:tab/></text:span></text:span><text:span text:style-name="Strong_20_Emphasis"><text:span text:style-name="T22">2.0.4.2 </text:span></text:span><text:span text:style-name="Strong_20_Emphasis"><text:span text:style-name="T20">Difficulty in managing financial records </text:span></text:span><text:span text:style-name="Strong_20_Emphasis"><text:span text:style-name="T21">leading to </text:span></text:span></text:h>
      <text:h text:style-name="P5" text:outline-level="3"><text:span text:style-name="Strong_20_Emphasis"><text:span text:style-name="T20"><text:tab/><text:tab/></text:span></text:span><text:span text:style-name="Strong_20_Emphasis"><text:span text:style-name="T22">2.0.4.2 </text:span></text:span><text:span text:style-name="Strong_20_Emphasis"><text:span text:style-name="T20">Lack of transparency and traceability in repair processes</text:span></text:span></text:h>
      <text:h text:style-name="P3" text:outline-level="1"><text:span text:style-name="Strong_20_Emphasis"><text:span text:style-name="T8">Proposed Solution: </text:span></text:span><text:span text:style-name="Strong_20_Emphasis"><text:span text:style-name="T9">Rabbeshly Station :)</text:span></text:span></text:h>
      <text:list xml:id="list3939027714" text:style-name="L3">
        <text:list-item>
          <text:p text:style-name="P28"><text:span text:style-name="T64">Combines point-of-sale functionality</text:span><text:span text:style-name="T11"> </text:span><text:span text:style-name="T65">with</text:span><text:span text:style-name="T11"> </text:span><text:span text:style-name="T64">supply chain management features</text:span><text:span text:style-name="T11">.</text:span></text:p>
        </text:list-item>
        <text:list-item>
          <text:p text:style-name="P28"><text:span text:style-name="Strong_20_Emphasis"><text:span text:style-name="T50">Streamlined workflows: </text:span></text:span><text:span text:style-name="T11">Simplifies workshop operations and customer interactions.</text:span></text:p>
        </text:list-item>
        <text:list-item>
          <text:p text:style-name="P28"><text:span text:style-name="Strong_20_Emphasis"><text:span text:style-name="T50">Enhanced sales and marketing: </text:span></text:span><text:span text:style-name="T11">Offers online presence and customer engagement tools.</text:span></text:p>
        </text:list-item>
        <text:list-item>
          <text:p text:style-name="P28"><text:span text:style-name="Strong_20_Emphasis"><text:span text:style-name="T50">Improved data management: </text:span></text:span><text:span text:style-name="T11">Facilitates efficient record-keeping and financial management.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Contents_20_1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2T17:22:43.411000000</meta:creation-date>
    <dc:date>2024-04-22T17:29:33.509000000</dc:date>
    <meta:editing-duration>PT6M11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9" meta:paragraph-count="130" meta:word-count="1253" meta:character-count="9266" meta:non-whitespace-character-count="7741"/>
  </office:meta>
</office:document-meta>
</file>